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4232in" svg:y="2.2039in">
            <draw:object draw:notify-on-update-of-ranges="Sheet1.A1:Sheet1.A1 Sheet1.A2:Sheet1.A48 Sheet1.B1:Sheet1.B1 Sheet1.B2:Sheet1.B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3772" calcext:value-type="float">
            <text:p>2377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2566" calcext:value-type="float">
            <text:p>225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02000" calcext:value-type="float">
            <text:p>16020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3700" calcext:value-type="float">
            <text:p>1437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5000" calcext:value-type="float">
            <text:p>2050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17120" calcext:value-type="float">
            <text:p>41712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23700" calcext:value-type="float">
            <text:p>323700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273500" calcext:value-type="float">
            <text:p>2735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2400" calcext:value-type="float">
            <text:p>1224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30000" calcext:value-type="float">
            <text:p>2030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1906.4285714286" calcext:value-type="float">
            <text:p>71906.42857142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75000" calcext:value-type="float">
            <text:p>975000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55477" calcext:value-type="float">
            <text:p>5547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20500" calcext:value-type="float">
            <text:p>520500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62679.428571429" calcext:value-type="float">
            <text:p>362679.42857142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568000" calcext:value-type="float">
            <text:p>56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75409.8571428571" calcext:value-type="float">
            <text:p>75409.85714285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3332.1428571429" calcext:value-type="float">
            <text:p>73332.142857142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4660" calcext:value-type="float">
            <text:p>146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884.85714285714" calcext:value-type="float">
            <text:p>7884.857142857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17000" calcext:value-type="float">
            <text:p>317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400000" calcext:value-type="float">
            <text:p>2400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537577" calcext:value-type="float">
            <text:p>353757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78700" calcext:value-type="float">
            <text:p>1787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35028.57142857" calcext:value-type="float">
            <text:p>2035028.5714285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552000" calcext:value-type="float">
            <text:p>455200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226500" calcext:value-type="float">
            <text:p>22650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2300" calcext:value-type="float">
            <text:p>8230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3000" calcext:value-type="float">
            <text:p>143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041" calcext:value-type="float">
            <text:p>5704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447650" calcext:value-type="float">
            <text:p>244765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1000" calcext:value-type="float">
            <text:p>3810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1100" calcext:value-type="float">
            <text:p>24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8:31:20.337884366</meta:creation-date>
    <dc:date>2015-09-15T18:50:10.343445972</dc:date>
    <meta:editing-duration>PT3M39S</meta:editing-duration>
    <meta:editing-cycles>1</meta:editing-cycles>
    <meta:document-statistic meta:table-count="1" meta:cell-count="96" meta:object-count="1"/>
    <meta:generator>LibreOffice/4.1.6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53cm" svg:y="0.316cm" chart:style-name="ch2">
          <text:p>California Reservoirs</text:p>
        </chart:title>
        <chart:plot-area chart:style-name="ch3" table:cell-range-address="Sheet1.A1:Sheet1.B48" chart:data-source-has-labels="row" svg:x="1.324cm" svg:y="1.651cm" svg:width="14.036cm" svg:height="6.195cm">
          <chartooo:coordinate-region svg:x="3.026cm" svg:y="1.859cm" svg:width="11.918cm" svg:height="5.322cm"/>
          <chart:axis chart:dimension="x" chart:name="primary-x" chart:style-name="ch4">
            <chart:title svg:x="7.637cm" svg:y="8.027cm" chart:style-name="ch5">
              <text:p>Elevation</text:p>
            </chart:title>
            <chart:grid chart:style-name="ch6" chart:class="major"/>
          </chart:axis>
          <chart:axis chart:dimension="y" chart:name="primary-y" chart:style-name="ch4">
            <chart:title svg:x="0.451cm" svg:y="5.414cm" chart:style-name="ch7">
              <text:p>Capacity</text:p>
            </chart:title>
            <chart:grid chart:style-name="ch6" chart:class="major"/>
          </chart:axis>
          <chart:series chart:style-name="ch8" chart:values-cell-range-address="Sheet1.B2:Sheet1.B48" chart:label-cell-address="Sheet1.B1:Sheet1.B1" chart:class="chart:scatter">
            <chart:domain table:cell-range-address="Sheet1.A2:Sheet1.A4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pa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6">
                <text:p>596</text:p>
                <draw:g>
                  <svg:desc>Sheet1.A2:Sheet1.A48</svg:desc>
                </draw:g>
              </table:table-cell>
              <table:table-cell office:value-type="float" office:value="23772">
                <text:p>23772</text:p>
                <draw:g>
                  <svg:desc>Sheet1.B2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60">
                <text:p>4960</text:p>
              </table:table-cell>
              <table:table-cell office:value-type="float" office:value="22566">
                <text:p>22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">
                <text:p>456</text:p>
              </table:table-cell>
              <table:table-cell office:value-type="float" office:value="1602000">
                <text:p>160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6">
                <text:p>426</text:p>
              </table:table-cell>
              <table:table-cell office:value-type="float" office:value="143700">
                <text:p>143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1">
                <text:p>781</text:p>
              </table:table-cell>
              <table:table-cell office:value-type="float" office:value="205000">
                <text:p>20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">
                <text:p>236</text:p>
              </table:table-cell>
              <table:table-cell office:value-type="float" office:value="417120">
                <text:p>417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5">
                <text:p>1535</text:p>
              </table:table-cell>
              <table:table-cell office:value-type="float" office:value="323700">
                <text:p>323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65">
                <text:p>4765</text:p>
              </table:table-cell>
              <table:table-cell office:value-type="float" office:value="273500">
                <text:p>27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">
                <text:p>720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0">
                <text:p>830</text:p>
              </table:table-cell>
              <table:table-cell office:value-type="float" office:value="2030000">
                <text:p>203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">
                <text:p>551</text:p>
              </table:table-cell>
              <table:table-cell office:value-type="float" office:value="71906.4285714286">
                <text:p>71906.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6">
                <text:p>466</text:p>
              </table:table-cell>
              <table:table-cell office:value-type="float" office:value="975000">
                <text:p>97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17">
                <text:p>5517</text:p>
              </table:table-cell>
              <table:table-cell office:value-type="float" office:value="55477">
                <text:p>55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1">
                <text:p>581</text:p>
              </table:table-cell>
              <table:table-cell office:value-type="float" office:value="520500">
                <text:p>520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0">
                <text:p>58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">
                <text:p>3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70">
                <text:p>3870</text:p>
              </table:table-cell>
              <table:table-cell office:value-type="float" office:value="362679.428571429">
                <text:p>362679.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1">
                <text:p>561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1">
                <text:p>6921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2">
                <text:p>1502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5">
                <text:p>2635</text:p>
              </table:table-cell>
              <table:table-cell office:value-type="float" office:value="568000">
                <text:p>568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">
                <text:p>319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68">
                <text:p>5768</text:p>
              </table:table-cell>
              <table:table-cell office:value-type="float" office:value="75409.8571428571">
                <text:p>75409.8571428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">
                <text:p>132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8">
                <text:p>1828</text:p>
              </table:table-cell>
              <table:table-cell office:value-type="float" office:value="73332.1428571429">
                <text:p>73332.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">
                <text:p>1870</text:p>
              </table:table-cell>
              <table:table-cell office:value-type="float" office:value="14660">
                <text:p>146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">
                <text:p>459</text:p>
              </table:table-cell>
              <table:table-cell office:value-type="float" office:value="7884.85714285714">
                <text:p>7884.85714285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9">
                <text:p>87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4">
                <text:p>554</text:p>
              </table:table-cell>
              <table:table-cell office:value-type="float" office:value="317000">
                <text:p>317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5">
                <text:p>1135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">
                <text:p>900</text:p>
              </table:table-cell>
              <table:table-cell office:value-type="float" office:value="3537577">
                <text:p>3537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">
                <text:p>424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0">
                <text:p>97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6">
                <text:p>2606</text:p>
              </table:table-cell>
              <table:table-cell office:value-type="float" office:value="178700">
                <text:p>1787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3">
                <text:p>543</text:p>
              </table:table-cell>
              <table:table-cell office:value-type="float" office:value="2035028.57142857">
                <text:p>2035028.57142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7">
                <text:p>1067</text:p>
              </table:table-cell>
              <table:table-cell office:value-type="float" office:value="4552000">
                <text:p>4552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6">
                <text:p>816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56">
                <text:p>5956</text:p>
              </table:table-cell>
              <table:table-cell office:value-type="float" office:value="226500">
                <text:p>226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2">
                <text:p>692</text:p>
              </table:table-cell>
              <table:table-cell office:value-type="float" office:value="82300">
                <text:p>82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2">
                <text:p>752</text:p>
              </table:table-cell>
              <table:table-cell office:value-type="float" office:value="143000">
                <text:p>143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57041">
                <text:p>57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70">
                <text:p>2370</text:p>
              </table:table-cell>
              <table:table-cell office:value-type="float" office:value="2447650">
                <text:p>24476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4">
                <text:p>149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0">
                <text:p>440</text:p>
              </table:table-cell>
              <table:table-cell office:value-type="float" office:value="381000">
                <text:p>38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0">
                <text:p>1210</text:p>
              </table:table-cell>
              <table:table-cell office:value-type="float" office:value="241100">
                <text:p>241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